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NOP_impl, &#9;// 0x94" calcext:value-type="string">
            <text:p>do_NOP_impl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NOP_impl, &#9;// 0x95" calcext:value-type="string">
            <text:p>do_NOP_impl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NOP_impl, &#9;// 0x96" calcext:value-type="string">
            <text:p>do_NOP_impl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NOP_impl, &#9;// 0xA4" calcext:value-type="string">
            <text:p>do_NOP_impl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NOP_impl, &#9;// 0xA5" calcext:value-type="string">
            <text:p>do_NOP_impl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NOP_impl, &#9;// 0xA6" calcext:value-type="string">
            <text:p>do_NOP_impl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NOP_impl, &#9;// 0xAC" calcext:value-type="string">
            <text:p>do_NOP_impl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NOP_impl, &#9;// 0xAD" calcext:value-type="string">
            <text:p>do_NOP_impl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NOP_impl, &#9;// 0xAE" calcext:value-type="string">
            <text:p>do_NOP_impl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NOP_impl, &#9;// 0xB4" calcext:value-type="string">
            <text:p>do_NOP_impl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NOP_impl, &#9;// 0xB5" calcext:value-type="string">
            <text:p>do_NOP_impl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NOP_impl, &#9;// 0xB6" calcext:value-type="string">
            <text:p>do_NOP_impl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00:26:12.3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0-01T00:26:39.805000000</dc:date>
    <meta:editing-duration>P17DT7H15M18S</meta:editing-duration>
    <meta:editing-cycles>23</meta:editing-cycles>
    <meta:generator>LibreOffice/7.5.4.2$Windows_X86_64 LibreOffice_project/36ccfdc35048b057fd9854c757a8b67ec53977b6</meta:generator>
    <meta:document-statistic meta:table-count="2" meta:cell-count="923" meta:object-count="0"/>
  </office:meta>
</office:document-meta>
</file>